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1 - RANGKAIAN ELEKTRONIKA 2</text:p>
      <text:p text:style-name="P1">DIFFERENTIAL AMPLIFIER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3-10T11:36:34.384717186</meta:creation-date>
    <dc:date>2021-03-10T12:20:36.236049371</dc:date>
    <dc:creator>Mifta Nur Farid</dc:creator>
    <meta:editing-duration>PT33M51S</meta:editing-duration>
    <meta:editing-cycles>1</meta:editing-cycles>
    <meta:document-statistic meta:table-count="0" meta:image-count="0" meta:object-count="0" meta:page-count="1" meta:paragraph-count="2" meta:word-count="8" meta:character-count="55" meta:non-whitespace-character-count="49"/>
    <meta:generator>LibreOffice/7.0.4.2$Linux_X86_64 LibreOffice_project/00$Build-2</meta:generator>
  </office:meta>
</office:document-meta>
</file>